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38.75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22.14mm"/>
    </style:style>
    <style:style style:name="co11" style:family="table-column">
      <style:table-column-properties fo:break-before="auto" style:column-width="41.75mm"/>
    </style:style>
    <style:style style:name="co12" style:family="table-column">
      <style:table-column-properties fo:break-before="auto" style:column-width="37.66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2.76mm"/>
    </style:style>
    <style:style style:name="co16" style:family="table-column">
      <style:table-column-properties fo:break-before="auto" style:column-width="3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3" style:family="table-cell" style:parent-style-name="Default" style:data-style-name="N0">
      <style:text-properties style:font-name="Arial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esult-c1-out2019-combina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00" table:default-cell-style-name="Default"/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nviosSolicitados</text:p>
          </table:table-cell>
          <table:table-cell office:value-type="string" calcext:value-type="string">
            <text:p>enviosEfetivos</text:p>
          </table:table-cell>
          <table:table-cell office:value-type="string" calcext:value-type="string">
            <text:p>acksRecebidos</text:p>
          </table:table-cell>
          <table:table-cell office:value-type="string" calcext:value-type="string">
            <text:p>retransmissoes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taxaEntrega</text:p>
          </table:table-cell>
          <table:table-cell office:value-type="string" calcext:value-type="string">
            <text:p>tempoMedioRecebAck</text:p>
          </table:table-cell>
          <table:table-cell office:value-type="string" calcext:value-type="string">
            <text:p>desvioPadraoAck</text:p>
          </table:table-cell>
          <table:table-cell office:value-type="string" calcext:value-type="string">
            <text:p>treinos</text:p>
          </table:table-cell>
          <table:table-cell office:value-type="string" calcext:value-type="string">
            <text:p>conceptDrif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olha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avgGa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custo energ</text:p>
          </table:table-cell>
          <table:table-cell office:value-type="string" calcext:value-type="string">
            <text:p>method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9/09/2019 - 08:52:51</text:p>
          </table:table-cell>
          <table:table-cell office:value-type="string" calcext:value-type="string">
            <text:p>5 etx</text:p>
          </table:table-cell>
          <table:table-cell office:value-type="float" office:value="251" calcext:value-type="float">
            <text:p>251</text:p>
          </table:table-cell>
          <table:table-cell office:value-type="float" office:value="501" calcext:value-type="float">
            <text:p>501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.03658536585366" calcext:value-type="float">
            <text:p>2.03658536585366</text:p>
          </table:table-cell>
          <table:table-cell office:value-type="float" office:value="98.00796812749" calcext:value-type="float">
            <text:p>98.00796812749</text:p>
          </table:table-cell>
          <table:table-cell office:value-type="float" office:value="18.5869634146341" calcext:value-type="float">
            <text:p>18.5869634146341</text:p>
          </table:table-cell>
          <table:table-cell office:value-type="float" office:value="41.0843261696688" calcext:value-type="float">
            <text:p>41.0843261696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29/09/2019 - 08:52:51</text:p>
          </table:table-cell>
          <table:table-cell office:value-type="float" office:value="55.194" calcext:value-type="float">
            <text:p>55.194</text:p>
          </table:table-cell>
          <table:table-cell office:value-type="float" office:value="3.4058573076393" calcext:value-type="float">
            <text:p>3.4058573076393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Q2]*[.S2]" office:value-type="float" office:value="27597" calcext:value-type="float">
            <text:p>27597</text:p>
          </table:table-cell>
          <table:table-cell office:value-type="string" calcext:value-type="string">
            <text:p>5 etx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9/09/2019 - 08:55:02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530" calcext:value-type="float">
            <text:p>530</text:p>
          </table:table-cell>
          <table:table-cell office:value-type="float" office:value="242" calcext:value-type="float">
            <text:p>242</text:p>
          </table:table-cell>
          <table:table-cell office:value-type="float" office:value="280" calcext:value-type="float">
            <text:p>280</text:p>
          </table:table-cell>
          <table:table-cell office:value-type="float" office:value="2.1900826446281" calcext:value-type="float">
            <text:p>2.1900826446281</text:p>
          </table:table-cell>
          <table:table-cell office:value-type="float" office:value="96.8" calcext:value-type="float">
            <text:p>96.8</text:p>
          </table:table-cell>
          <table:table-cell office:value-type="float" office:value="25.4132438016529" calcext:value-type="float">
            <text:p>25.4132438016529</text:p>
          </table:table-cell>
          <table:table-cell office:value-type="float" office:value="45.2679383458667" calcext:value-type="float">
            <text:p>45.2679383458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29/09/2019 - 08:55:02</text:p>
          </table:table-cell>
          <table:table-cell office:value-type="float" office:value="55.6531190926276" calcext:value-type="float">
            <text:p>55.6531190926276</text:p>
          </table:table-cell>
          <table:table-cell office:value-type="float" office:value="1.70951543201048" calcext:value-type="float">
            <text:p>1.70951543201048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[.Q3]*[.S3]" office:value-type="float" office:value="29440.5" calcext:value-type="float">
            <text:p>29440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9/09/2019 - 08:57:34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534" calcext:value-type="float">
            <text:p>534</text:p>
          </table:table-cell>
          <table:table-cell office:value-type="float" office:value="246" calcext:value-type="float">
            <text:p>246</text:p>
          </table:table-cell>
          <table:table-cell office:value-type="float" office:value="283" calcext:value-type="float">
            <text:p>283</text:p>
          </table:table-cell>
          <table:table-cell office:value-type="float" office:value="2.17073170731707" calcext:value-type="float">
            <text:p>2.17073170731707</text:p>
          </table:table-cell>
          <table:table-cell office:value-type="float" office:value="98.00796812749" calcext:value-type="float">
            <text:p>98.00796812749</text:p>
          </table:table-cell>
          <table:table-cell office:value-type="float" office:value="9.02439430894309" calcext:value-type="float">
            <text:p>9.02439430894309</text:p>
          </table:table-cell>
          <table:table-cell office:value-type="float" office:value="9.31099571901308" calcext:value-type="float">
            <text:p>9.3109957190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29/09/2019 - 08:57:34</text:p>
          </table:table-cell>
          <table:table-cell office:value-type="float" office:value="55.1013133208255" calcext:value-type="float">
            <text:p>55.1013133208255</text:p>
          </table:table-cell>
          <table:table-cell office:value-type="float" office:value="1.81342661798822" calcext:value-type="float">
            <text:p>1.81342661798822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[.Q4]*[.S4]" office:value-type="float" office:value="29369" calcext:value-type="float">
            <text:p>2936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9/09/2019 - 08:59:5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508" calcext:value-type="float">
            <text:p>508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.04838709677419" calcext:value-type="float">
            <text:p>2.04838709677419</text:p>
          </table:table-cell>
          <table:table-cell office:value-type="float" office:value="99.2" calcext:value-type="float">
            <text:p>99.2</text:p>
          </table:table-cell>
          <table:table-cell office:value-type="float" office:value="47.9518548387097" calcext:value-type="float">
            <text:p>47.9518548387097</text:p>
          </table:table-cell>
          <table:table-cell office:value-type="float" office:value="81.1779172957703" calcext:value-type="float">
            <text:p>81.1779172957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29/09/2019 - 08:59:51</text:p>
          </table:table-cell>
          <table:table-cell office:value-type="float" office:value="54.2731755424063" calcext:value-type="float">
            <text:p>54.2731755424063</text:p>
          </table:table-cell>
          <table:table-cell office:value-type="float" office:value="1.79656432325897" calcext:value-type="float">
            <text:p>1.79656432325897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[.Q5]*[.S5]" office:value-type="float" office:value="27516.5" calcext:value-type="float">
            <text:p>27516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9/09/2019 - 09:02:42</text:p>
          </table:table-cell>
          <table:table-cell table:style-name="ce1" office:value-type="string" calcext:value-type="string">
            <text:p>3 prr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3.42857142857143" calcext:value-type="float">
            <text:p>3.4285714285714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.76039523809524" calcext:value-type="float">
            <text:p>7.76039523809524</text:p>
          </table:table-cell>
          <table:table-cell table:style-name="ce1" office:value-type="float" office:value="8.35712605254178" calcext:value-type="float">
            <text:p>8.357126052541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29/09/2019 - 09:02:42</text:p>
          </table:table-cell>
          <table:table-cell table:style-name="ce1" office:value-type="float" office:value="52.4847009735744" calcext:value-type="float">
            <text:p>52.4847009735744</text:p>
          </table:table-cell>
          <table:table-cell table:style-name="ce1" office:value-type="float" office:value="2.33032160080024" calcext:value-type="float">
            <text:p>2.33032160080024</text:p>
          </table:table-cell>
          <table:table-cell table:style-name="ce1" office:value-type="float" office:value="719" calcext:value-type="float">
            <text:p>719</text:p>
          </table:table-cell>
          <table:table-cell table:style-name="ce1"/>
          <table:table-cell table:style-name="ce1" table:formula="of:=[.Q6]*[.S6]" office:value-type="float" office:value="37736.5" calcext:value-type="float">
            <text:p>37736.5</text:p>
          </table:table-cell>
          <table:table-cell table:style-name="ce1" office:value-type="string" calcext:value-type="string">
            <text:p>3 prr</text:p>
          </table:table-cell>
          <table:table-cell table:style-name="ce1"/>
          <table:table-cell table:number-columns-repeated="10"/>
          <table:table-cell table:style-name="ce1" table:number-columns-repeated="99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9/09/2019 - 09:04: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3.38207547169811" calcext:value-type="float">
            <text:p>3.38207547169811</text:p>
          </table:table-cell>
          <table:table-cell table:style-name="ce1" office:value-type="float" office:value="84.8" calcext:value-type="float">
            <text:p>84.8</text:p>
          </table:table-cell>
          <table:table-cell table:style-name="ce1" office:value-type="float" office:value="22.1638396226415" calcext:value-type="float">
            <text:p>22.1638396226415</text:p>
          </table:table-cell>
          <table:table-cell table:style-name="ce1" office:value-type="float" office:value="36.7117927242852" calcext:value-type="float">
            <text:p>36.71179272428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29/09/2019 - 09:04:46</text:p>
          </table:table-cell>
          <table:table-cell table:style-name="ce1" office:value-type="float" office:value="52.7070530726257" calcext:value-type="float">
            <text:p>52.7070530726257</text:p>
          </table:table-cell>
          <table:table-cell table:style-name="ce1" office:value-type="float" office:value="2.61595392141586" calcext:value-type="float">
            <text:p>2.61595392141586</text:p>
          </table:table-cell>
          <table:table-cell table:style-name="ce1" office:value-type="float" office:value="716" calcext:value-type="float">
            <text:p>716</text:p>
          </table:table-cell>
          <table:table-cell table:style-name="ce1"/>
          <table:table-cell table:style-name="ce1" table:formula="of:=[.Q7]*[.S7]" office:value-type="float" office:value="37738.25" calcext:value-type="float">
            <text:p>37738.2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9/09/2019 - 09:07: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3.3785046728972" calcext:value-type="float">
            <text:p>3.3785046728972</text:p>
          </table:table-cell>
          <table:table-cell table:style-name="ce1" office:value-type="float" office:value="85.6" calcext:value-type="float">
            <text:p>85.6</text:p>
          </table:table-cell>
          <table:table-cell table:style-name="ce1" office:value-type="float" office:value="66.8966261682243" calcext:value-type="float">
            <text:p>66.8966261682243</text:p>
          </table:table-cell>
          <table:table-cell table:style-name="ce1" office:value-type="float" office:value="78.6642484441958" calcext:value-type="float">
            <text:p>78.66424844419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29/09/2019 - 09:07:14</text:p>
          </table:table-cell>
          <table:table-cell table:style-name="ce1" office:value-type="float" office:value="52.5599030470914" calcext:value-type="float">
            <text:p>52.5599030470914</text:p>
          </table:table-cell>
          <table:table-cell table:style-name="ce1" office:value-type="float" office:value="2.87381113398453" calcext:value-type="float">
            <text:p>2.87381113398453</text:p>
          </table:table-cell>
          <table:table-cell table:style-name="ce1" office:value-type="float" office:value="722" calcext:value-type="float">
            <text:p>722</text:p>
          </table:table-cell>
          <table:table-cell table:style-name="ce1"/>
          <table:table-cell table:style-name="ce1" table:formula="of:=[.Q8]*[.S8]" office:value-type="float" office:value="37948.25" calcext:value-type="float">
            <text:p>37948.2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9/09/2019 - 09:10: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3.40952380952381" calcext:value-type="float">
            <text:p>3.4095238095238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.41446666666667" calcext:value-type="float">
            <text:p>8.41446666666667</text:p>
          </table:table-cell>
          <table:table-cell table:style-name="ce1" office:value-type="float" office:value="9.85169899881105" calcext:value-type="float">
            <text:p>9.851698998811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29/09/2019 - 09:10:14</text:p>
          </table:table-cell>
          <table:table-cell table:style-name="ce1" office:value-type="float" office:value="53.0863636363636" calcext:value-type="float">
            <text:p>53.0863636363636</text:p>
          </table:table-cell>
          <table:table-cell table:style-name="ce1" office:value-type="float" office:value="2.66116319944161" calcext:value-type="float">
            <text:p>2.66116319944161</text:p>
          </table:table-cell>
          <table:table-cell table:style-name="ce1" office:value-type="float" office:value="715" calcext:value-type="float">
            <text:p>715</text:p>
          </table:table-cell>
          <table:table-cell table:style-name="ce1"/>
          <table:table-cell table:style-name="ce1" table:formula="of:=[.Q9]*[.S9]" office:value-type="float" office:value="37956.75" calcext:value-type="float">
            <text:p>37956.7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9/09/2019 - 09:12:44</text:p>
          </table:table-cell>
          <table:table-cell office:value-type="string" calcext:value-type="string">
            <text:p>8 lqm3 c cd</text:p>
          </table:table-cell>
          <table:table-cell office:value-type="float" office:value="250" calcext:value-type="float">
            <text:p>250</text:p>
          </table:table-cell>
          <table:table-cell office:value-type="float" office:value="644" calcext:value-type="float">
            <text:p>644</text:p>
          </table:table-cell>
          <table:table-cell office:value-type="float" office:value="223" calcext:value-type="float">
            <text:p>223</text:p>
          </table:table-cell>
          <table:table-cell office:value-type="float" office:value="394" calcext:value-type="float">
            <text:p>394</text:p>
          </table:table-cell>
          <table:table-cell office:value-type="float" office:value="2.88789237668161" calcext:value-type="float">
            <text:p>2.88789237668161</text:p>
          </table:table-cell>
          <table:table-cell office:value-type="float" office:value="89.2" calcext:value-type="float">
            <text:p>89.2</text:p>
          </table:table-cell>
          <table:table-cell office:value-type="float" office:value="8.60686995515695" calcext:value-type="float">
            <text:p>8.60686995515695</text:p>
          </table:table-cell>
          <table:table-cell office:value-type="float" office:value="8.31611305840227" calcext:value-type="float">
            <text:p>8.316113058402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13, 6, 6, 6, 6, 6]</text:p>
          </table:table-cell>
          <table:table-cell office:value-type="string" calcext:value-type="string">
            <text:p>[16, 17, 11, 11, 11]</text:p>
          </table:table-cell>
          <table:table-cell office:value-type="string" calcext:value-type="string">
            <text:p>29/09/2019 - 09:12:44</text:p>
          </table:table-cell>
          <table:table-cell office:value-type="float" office:value="53.601866251944" calcext:value-type="float">
            <text:p>53.601866251944</text:p>
          </table:table-cell>
          <table:table-cell office:value-type="float" office:value="2.47183284969976" calcext:value-type="float">
            <text:p>2.47183284969976</text:p>
          </table:table-cell>
          <table:table-cell office:value-type="float" office:value="643" calcext:value-type="float">
            <text:p>643</text:p>
          </table:table-cell>
          <table:table-cell/>
          <table:table-cell table:formula="of:=[.Q10]*[.S10]" office:value-type="float" office:value="34466" calcext:value-type="float">
            <text:p>34466</text:p>
          </table:table-cell>
          <table:table-cell office:value-type="string" calcext:value-type="string">
            <text:p>8 lqm3 c cd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9/09/2019 - 09:15:49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916" calcext:value-type="float">
            <text:p>916</text:p>
          </table:table-cell>
          <table:table-cell office:value-type="float" office:value="142" calcext:value-type="float">
            <text:p>142</text:p>
          </table:table-cell>
          <table:table-cell office:value-type="float" office:value="665" calcext:value-type="float">
            <text:p>665</text:p>
          </table:table-cell>
          <table:table-cell office:value-type="float" office:value="6.45070422535211" calcext:value-type="float">
            <text:p>6.45070422535211</text:p>
          </table:table-cell>
          <table:table-cell office:value-type="float" office:value="56.5737051792829" calcext:value-type="float">
            <text:p>56.5737051792829</text:p>
          </table:table-cell>
          <table:table-cell office:value-type="float" office:value="7.19967605633803" calcext:value-type="float">
            <text:p>7.19967605633803</text:p>
          </table:table-cell>
          <table:table-cell office:value-type="float" office:value="6.43485396876152" calcext:value-type="float">
            <text:p>6.4348539687615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13, 5, 4, 5, 5, 2, 2, 2, 2]</text:p>
          </table:table-cell>
          <table:table-cell office:value-type="string" calcext:value-type="string">
            <text:p>[14, 6, 9, 9, 3, 3, 3, 3]</text:p>
          </table:table-cell>
          <table:table-cell office:value-type="string" calcext:value-type="string">
            <text:p>29/09/2019 - 09:15:49</text:p>
          </table:table-cell>
          <table:table-cell office:value-type="float" office:value="54.0587431693989" calcext:value-type="float">
            <text:p>54.0587431693989</text:p>
          </table:table-cell>
          <table:table-cell office:value-type="float" office:value="10.1329363447534" calcext:value-type="float">
            <text:p>10.1329363447534</text:p>
          </table:table-cell>
          <table:table-cell office:value-type="float" office:value="915" calcext:value-type="float">
            <text:p>915</text:p>
          </table:table-cell>
          <table:table-cell/>
          <table:table-cell table:formula="of:=[.Q11]*[.S11]" office:value-type="float" office:value="49463.75" calcext:value-type="float">
            <text:p>49463.75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4/10/2019 - 08:46:39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577" calcext:value-type="float">
            <text:p>577</text:p>
          </table:table-cell>
          <table:table-cell office:value-type="float" office:value="213" calcext:value-type="float">
            <text:p>213</text:p>
          </table:table-cell>
          <table:table-cell office:value-type="float" office:value="326" calcext:value-type="float">
            <text:p>326</text:p>
          </table:table-cell>
          <table:table-cell office:value-type="float" office:value="2.70892018779343" calcext:value-type="float">
            <text:p>2.70892018779343</text:p>
          </table:table-cell>
          <table:table-cell office:value-type="float" office:value="84.8605577689243" calcext:value-type="float">
            <text:p>84.8605577689243</text:p>
          </table:table-cell>
          <table:table-cell office:value-type="float" office:value="8.78869014084507" calcext:value-type="float">
            <text:p>8.78869014084507</text:p>
          </table:table-cell>
          <table:table-cell office:value-type="float" office:value="7.71017423231925" calcext:value-type="float">
            <text:p>7.710174232319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29, 5, 3, 3, 3, 3, 4, 4, 1]</text:p>
          </table:table-cell>
          <table:table-cell office:value-type="string" calcext:value-type="string">
            <text:p>[13, 7, 6, 6, 6, 7, 8, 2]</text:p>
          </table:table-cell>
          <table:table-cell office:value-type="string" calcext:value-type="string">
            <text:p>04/10/2019 - 08:46:39</text:p>
          </table:table-cell>
          <table:table-cell office:value-type="float" office:value="60.4270833333333" calcext:value-type="float">
            <text:p>60.4270833333333</text:p>
          </table:table-cell>
          <table:table-cell office:value-type="float" office:value="14.7321315085334" calcext:value-type="float">
            <text:p>14.7321315085334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Q12]*[.S12]" office:value-type="float" office:value="34806" calcext:value-type="float">
            <text:p>34806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4/10/2019 - 08:49:4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332" calcext:value-type="float">
            <text:p>332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office:value-type="float" office:value="1.328" calcext:value-type="float">
            <text:p>1.328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7.342928" calcext:value-type="float">
            <text:p>27.342928</text:p>
          </table:table-cell>
          <table:table-cell office:value-type="float" office:value="73.2480308223697" calcext:value-type="float">
            <text:p>73.2480308223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04/10/2019 - 08:49:46</text:p>
          </table:table-cell>
          <table:table-cell office:value-type="float" office:value="73.1737160120846" calcext:value-type="float">
            <text:p>73.1737160120846</text:p>
          </table:table-cell>
          <table:table-cell office:value-type="float" office:value="1.38576745814432" calcext:value-type="float">
            <text:p>1.38576745814432</text:p>
          </table:table-cell>
          <table:table-cell office:value-type="float" office:value="331" calcext:value-type="float">
            <text:p>331</text:p>
          </table:table-cell>
          <table:table-cell/>
          <table:table-cell table:formula="of:=[.Q13]*[.S13]" office:value-type="float" office:value="24220.5" calcext:value-type="float">
            <text:p>24220.5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4/10/2019 - 08:52:55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1250" calcext:value-type="float">
            <text:p>1250</text:p>
          </table:table-cell>
          <table:table-cell office:value-type="float" office:value="52" calcext:value-type="float">
            <text:p>52</text:p>
          </table:table-cell>
          <table:table-cell office:value-type="float" office:value="999" calcext:value-type="float">
            <text:p>999</text:p>
          </table:table-cell>
          <table:table-cell office:value-type="float" office:value="24.0384615384615" calcext:value-type="float">
            <text:p>24.0384615384615</text:p>
          </table:table-cell>
          <table:table-cell office:value-type="float" office:value="20.7171314741036" calcext:value-type="float">
            <text:p>20.7171314741036</text:p>
          </table:table-cell>
          <table:table-cell office:value-type="float" office:value="19.513" calcext:value-type="float">
            <text:p>19.513</text:p>
          </table:table-cell>
          <table:table-cell office:value-type="float" office:value="17.5767402103768" calcext:value-type="float">
            <text:p>17.57674021037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29, 5, 5, 0]</text:p>
          </table:table-cell>
          <table:table-cell office:value-type="string" calcext:value-type="string">
            <text:p>[10, 10, 1]</text:p>
          </table:table-cell>
          <table:table-cell office:value-type="string" calcext:value-type="string">
            <text:p>04/10/2019 - 08:52:55</text:p>
          </table:table-cell>
          <table:table-cell office:value-type="float" office:value="46.880895283773" calcext:value-type="float">
            <text:p>46.880895283773</text:p>
          </table:table-cell>
          <table:table-cell office:value-type="float" office:value="8.40162679792101" calcext:value-type="float">
            <text:p>8.40162679792101</text:p>
          </table:table-cell>
          <table:table-cell office:value-type="float" office:value="1251" calcext:value-type="float">
            <text:p>1251</text:p>
          </table:table-cell>
          <table:table-cell/>
          <table:table-cell table:formula="of:=[.Q14]*[.S14]" office:value-type="float" office:value="58648" calcext:value-type="float">
            <text:p>58648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4/10/2019 - 08:55:15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378" calcext:value-type="float">
            <text:p>378</text:p>
          </table:table-cell>
          <table:table-cell office:value-type="float" office:value="237" calcext:value-type="float">
            <text:p>237</text:p>
          </table:table-cell>
          <table:table-cell office:value-type="float" office:value="127" calcext:value-type="float">
            <text:p>127</text:p>
          </table:table-cell>
          <table:table-cell office:value-type="float" office:value="1.59493670886076" calcext:value-type="float">
            <text:p>1.59493670886076</text:p>
          </table:table-cell>
          <table:table-cell office:value-type="float" office:value="94.4223107569721" calcext:value-type="float">
            <text:p>94.4223107569721</text:p>
          </table:table-cell>
          <table:table-cell office:value-type="float" office:value="10.8453248945148" calcext:value-type="float">
            <text:p>10.8453248945148</text:p>
          </table:table-cell>
          <table:table-cell office:value-type="float" office:value="10.2297882828612" calcext:value-type="float">
            <text:p>10.22978828286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29, 4]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04/10/2019 - 08:55:15</text:p>
          </table:table-cell>
          <table:table-cell office:value-type="float" office:value="67.3381962864722" calcext:value-type="float">
            <text:p>67.3381962864722</text:p>
          </table:table-cell>
          <table:table-cell office:value-type="float" office:value="11.4829483747824" calcext:value-type="float">
            <text:p>11.4829483747824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[.Q15]*[.S15]" office:value-type="float" office:value="25386.5" calcext:value-type="float">
            <text:p>25386.5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4/10/2019 - 08:57:58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373" calcext:value-type="float">
            <text:p>373</text:p>
          </table:table-cell>
          <table:table-cell office:value-type="float" office:value="239" calcext:value-type="float">
            <text:p>239</text:p>
          </table:table-cell>
          <table:table-cell office:value-type="float" office:value="123" calcext:value-type="float">
            <text:p>123</text:p>
          </table:table-cell>
          <table:table-cell office:value-type="float" office:value="1.56066945606695" calcext:value-type="float">
            <text:p>1.56066945606695</text:p>
          </table:table-cell>
          <table:table-cell table:style-name="ce4" office:value-type="float" office:value="95.6" calcext:value-type="float">
            <text:p>95.6</text:p>
          </table:table-cell>
          <table:table-cell office:value-type="float" office:value="22.3943974895397" calcext:value-type="float">
            <text:p>22.3943974895397</text:p>
          </table:table-cell>
          <table:table-cell office:value-type="float" office:value="56.075240205435" calcext:value-type="float">
            <text:p>56.0752402054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29, 6, 3]</text:p>
          </table:table-cell>
          <table:table-cell office:value-type="string" calcext:value-type="string">
            <text:p>[14, 7]</text:p>
          </table:table-cell>
          <table:table-cell office:value-type="string" calcext:value-type="string">
            <text:p>04/10/2019 - 08:57:58</text:p>
          </table:table-cell>
          <table:table-cell office:value-type="float" office:value="68.2412634408602" calcext:value-type="float">
            <text:p>68.2412634408602</text:p>
          </table:table-cell>
          <table:table-cell office:value-type="float" office:value="11.0784451310641" calcext:value-type="float">
            <text:p>11.0784451310641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[.Q16]*[.S16]" office:value-type="float" office:value="25385.75" calcext:value-type="float">
            <text:p>25385.75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4/10/2019 - 09:00:14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433" calcext:value-type="float">
            <text:p>433</text:p>
          </table:table-cell>
          <table:table-cell office:value-type="float" office:value="228" calcext:value-type="float">
            <text:p>228</text:p>
          </table:table-cell>
          <table:table-cell office:value-type="float" office:value="182" calcext:value-type="float">
            <text:p>182</text:p>
          </table:table-cell>
          <table:table-cell office:value-type="float" office:value="1.89912280701754" calcext:value-type="float">
            <text:p>1.89912280701754</text:p>
          </table:table-cell>
          <table:table-cell office:value-type="float" office:value="90.8366533864542" calcext:value-type="float">
            <text:p>90.8366533864542</text:p>
          </table:table-cell>
          <table:table-cell office:value-type="float" office:value="12.8729254385965" calcext:value-type="float">
            <text:p>12.8729254385965</text:p>
          </table:table-cell>
          <table:table-cell office:value-type="float" office:value="13.986064087395" calcext:value-type="float">
            <text:p>13.9860640873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29, 1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04/10/2019 - 09:00:14</text:p>
          </table:table-cell>
          <table:table-cell office:value-type="float" office:value="64.5596064814815" calcext:value-type="float">
            <text:p>64.5596064814815</text:p>
          </table:table-cell>
          <table:table-cell office:value-type="float" office:value="13.0309374248063" calcext:value-type="float">
            <text:p>13.0309374248063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Q17]*[.S17]" office:value-type="float" office:value="27889.75" calcext:value-type="float">
            <text:p>27889.75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4/10/2019 - 09:02:3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334" calcext:value-type="float">
            <text:p>334</text:p>
          </table:table-cell>
          <table:table-cell office:value-type="float" office:value="250" calcext:value-type="float">
            <text:p>250</text:p>
          </table:table-cell>
          <table:table-cell office:value-type="float" office:value="84" calcext:value-type="float">
            <text:p>84</text:p>
          </table:table-cell>
          <table:table-cell office:value-type="float" office:value="1.336" calcext:value-type="float">
            <text:p>1.336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20.017664" calcext:value-type="float">
            <text:p>20.017664</text:p>
          </table:table-cell>
          <table:table-cell office:value-type="float" office:value="52.9166200069421" calcext:value-type="float">
            <text:p>52.916620006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04/10/2019 - 09:02:36</text:p>
          </table:table-cell>
          <table:table-cell office:value-type="float" office:value="73.1741741741742" calcext:value-type="float">
            <text:p>73.1741741741742</text:p>
          </table:table-cell>
          <table:table-cell office:value-type="float" office:value="1.3816122995399" calcext:value-type="float">
            <text:p>1.3816122995399</text:p>
          </table:table-cell>
          <table:table-cell office:value-type="float" office:value="333" calcext:value-type="float">
            <text:p>333</text:p>
          </table:table-cell>
          <table:table-cell/>
          <table:table-cell table:formula="of:=[.Q18]*[.S18]" office:value-type="float" office:value="24367" calcext:value-type="float">
            <text:p>24367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4/10/2019 - 09:18:19</text:p>
          </table:table-cell>
          <table:table-cell table:style-name="ce1" office:value-type="string" calcext:value-type="string">
            <text:p>8 lqm3 s cd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.556" calcext:value-type="float">
            <text:p>1.556</text:p>
          </table:table-cell>
          <table:table-cell table:style-name="ce5" office:value-type="float" office:value="99.601593625498" calcext:value-type="float">
            <text:p>99.601593625498</text:p>
          </table:table-cell>
          <table:table-cell table:style-name="ce1" office:value-type="float" office:value="48.677252" calcext:value-type="float">
            <text:p>48.677252</text:p>
          </table:table-cell>
          <table:table-cell table:style-name="ce1" office:value-type="float" office:value="96.4377416423077" calcext:value-type="float">
            <text:p>96.43774164230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29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04/10/2019 - 09:18:19</text:p>
          </table:table-cell>
          <table:table-cell table:style-name="ce1" office:value-type="float" office:value="73.1849226804124" calcext:value-type="float">
            <text:p>73.1849226804124</text:p>
          </table:table-cell>
          <table:table-cell table:style-name="ce1" office:value-type="float" office:value="1.28022156756669" calcext:value-type="float">
            <text:p>1.28022156756669</text:p>
          </table:table-cell>
          <table:table-cell table:style-name="ce1" office:value-type="float" office:value="388" calcext:value-type="float">
            <text:p>388</text:p>
          </table:table-cell>
          <table:table-cell table:style-name="ce1"/>
          <table:table-cell table:style-name="ce1" table:formula="of:=[.Q19]*[.S19]" office:value-type="float" office:value="28395.75" calcext:value-type="float">
            <text:p>28395.75</text:p>
          </table:table-cell>
          <table:table-cell table:style-name="ce1" office:value-type="string" calcext:value-type="string">
            <text:p>8 lqm3 s cd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4/10/2019 - 09:20:4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.47389558232932" calcext:value-type="float">
            <text:p>1.47389558232932</text:p>
          </table:table-cell>
          <table:table-cell table:style-name="ce5" office:value-type="float" office:value="99.203187250996" calcext:value-type="float">
            <text:p>99.203187250996</text:p>
          </table:table-cell>
          <table:table-cell table:style-name="ce1" office:value-type="float" office:value="21.9463654618474" calcext:value-type="float">
            <text:p>21.9463654618474</text:p>
          </table:table-cell>
          <table:table-cell table:style-name="ce1" office:value-type="float" office:value="53.7647275032709" calcext:value-type="float">
            <text:p>53.76472750327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29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04/10/2019 - 09:20:46</text:p>
          </table:table-cell>
          <table:table-cell table:style-name="ce1" office:value-type="float" office:value="73.1810109289618" calcext:value-type="float">
            <text:p>73.1810109289618</text:p>
          </table:table-cell>
          <table:table-cell table:style-name="ce1" office:value-type="float" office:value="1.31803435152242" calcext:value-type="float">
            <text:p>1.31803435152242</text:p>
          </table:table-cell>
          <table:table-cell table:style-name="ce1" office:value-type="float" office:value="366" calcext:value-type="float">
            <text:p>366</text:p>
          </table:table-cell>
          <table:table-cell table:style-name="ce1"/>
          <table:table-cell table:style-name="ce1" table:formula="of:=[.Q20]*[.S20]" office:value-type="float" office:value="26784.25" calcext:value-type="float">
            <text:p>26784.2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4/10/2019 - 09:24: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.56451612903226" calcext:value-type="float">
            <text:p>1.56451612903226</text:p>
          </table:table-cell>
          <table:table-cell table:style-name="ce1" office:value-type="float" office:value="99.2" calcext:value-type="float">
            <text:p>99.2</text:p>
          </table:table-cell>
          <table:table-cell table:style-name="ce1" office:value-type="float" office:value="27.1309072580645" calcext:value-type="float">
            <text:p>27.1309072580645</text:p>
          </table:table-cell>
          <table:table-cell table:style-name="ce1" office:value-type="float" office:value="73.4121271812613" calcext:value-type="float">
            <text:p>73.41212718126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29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04/10/2019 - 09:24:07</text:p>
          </table:table-cell>
          <table:table-cell table:style-name="ce1" office:value-type="float" office:value="73.1847545219638" calcext:value-type="float">
            <text:p>73.1847545219638</text:p>
          </table:table-cell>
          <table:table-cell table:style-name="ce1" office:value-type="float" office:value="1.2818702539685" calcext:value-type="float">
            <text:p>1.2818702539685</text:p>
          </table:table-cell>
          <table:table-cell table:style-name="ce1" office:value-type="float" office:value="387" calcext:value-type="float">
            <text:p>387</text:p>
          </table:table-cell>
          <table:table-cell table:style-name="ce1"/>
          <table:table-cell table:style-name="ce1" table:formula="of:=[.Q21]*[.S21]" office:value-type="float" office:value="28322.5" calcext:value-type="float">
            <text:p>28322.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4/10/2019 - 09:28: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.58704453441296" calcext:value-type="float">
            <text:p>1.58704453441296</text:p>
          </table:table-cell>
          <table:table-cell table:style-name="ce5" office:value-type="float" office:value="98.8" calcext:value-type="float">
            <text:p>98.8</text:p>
          </table:table-cell>
          <table:table-cell table:style-name="ce1" office:value-type="float" office:value="20.5377732793522" calcext:value-type="float">
            <text:p>20.5377732793522</text:p>
          </table:table-cell>
          <table:table-cell table:style-name="ce1" office:value-type="float" office:value="48.2495669534511" calcext:value-type="float">
            <text:p>48.24956695345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29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04/10/2019 - 09:28:22</text:p>
          </table:table-cell>
          <table:table-cell table:style-name="ce1" office:value-type="float" office:value="73.1854219948849" calcext:value-type="float">
            <text:p>73.1854219948849</text:p>
          </table:table-cell>
          <table:table-cell table:style-name="ce1" office:value-type="float" office:value="1.27531341654174" calcext:value-type="float">
            <text:p>1.27531341654174</text:p>
          </table:table-cell>
          <table:table-cell table:style-name="ce1" office:value-type="float" office:value="391" calcext:value-type="float">
            <text:p>391</text:p>
          </table:table-cell>
          <table:table-cell table:style-name="ce1"/>
          <table:table-cell table:style-name="ce1" table:formula="of:=[.Q22]*[.S22]" office:value-type="float" office:value="28615.5" calcext:value-type="float">
            <text:p>28615.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9/09/2019 - 10:08:10</text:p>
          </table:table-cell>
          <table:table-cell office:value-type="string" calcext:value-type="string">
            <text:p>1 max gain</text:p>
          </table:table-cell>
          <table:table-cell office:value-type="float" office:value="251" calcext:value-type="float">
            <text:p>251</text:p>
          </table:table-cell>
          <table:table-cell office:value-type="float" office:value="409" calcext:value-type="float">
            <text:p>409</text:p>
          </table:table-cell>
          <table:table-cell office:value-type="float" office:value="249" calcext:value-type="float">
            <text:p>249</text:p>
          </table:table-cell>
          <table:table-cell office:value-type="float" office:value="158" calcext:value-type="float">
            <text:p>158</text:p>
          </table:table-cell>
          <table:table-cell office:value-type="float" office:value="1.6425702811245" calcext:value-type="float">
            <text:p>1.6425702811245</text:p>
          </table:table-cell>
          <table:table-cell office:value-type="float" office:value="99.203187250996" calcext:value-type="float">
            <text:p>99.203187250996</text:p>
          </table:table-cell>
          <table:table-cell office:value-type="float" office:value="61.5181726907631" calcext:value-type="float">
            <text:p>61.5181726907631</text:p>
          </table:table-cell>
          <table:table-cell office:value-type="float" office:value="101.09035260374" calcext:value-type="float">
            <text:p>101.09035260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29/09/2019 - 10:08:10</text:p>
          </table:table-cell>
          <table:table-cell office:value-type="float" office:value="88.8995098039216" calcext:value-type="float">
            <text:p>88.8995098039216</text:p>
          </table:table-cell>
          <table:table-cell office:value-type="float" office:value="2.02731343400763" calcext:value-type="float">
            <text:p>2.02731343400763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Q23]*[.S23]" office:value-type="float" office:value="36271" calcext:value-type="float">
            <text:p>36271</text:p>
          </table:table-cell>
          <table:table-cell office:value-type="string" calcext:value-type="string">
            <text:p>1 max gain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9/09/2019 - 10:10:24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405" calcext:value-type="float">
            <text:p>405</text:p>
          </table:table-cell>
          <table:table-cell office:value-type="float" office:value="248" calcext:value-type="float">
            <text:p>248</text:p>
          </table:table-cell>
          <table:table-cell office:value-type="float" office:value="154" calcext:value-type="float">
            <text:p>154</text:p>
          </table:table-cell>
          <table:table-cell office:value-type="float" office:value="1.63306451612903" calcext:value-type="float">
            <text:p>1.63306451612903</text:p>
          </table:table-cell>
          <table:table-cell office:value-type="float" office:value="98.804780876494" calcext:value-type="float">
            <text:p>98.804780876494</text:p>
          </table:table-cell>
          <table:table-cell office:value-type="float" office:value="11.0010241935484" calcext:value-type="float">
            <text:p>11.0010241935484</text:p>
          </table:table-cell>
          <table:table-cell office:value-type="float" office:value="9.64646749021305" calcext:value-type="float">
            <text:p>9.64646749021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29/09/2019 - 10:10:24</text:p>
          </table:table-cell>
          <table:table-cell office:value-type="float" office:value="88.8985148514852" calcext:value-type="float">
            <text:p>88.8985148514852</text:p>
          </table:table-cell>
          <table:table-cell office:value-type="float" office:value="2.03730013835464" calcext:value-type="float">
            <text:p>2.03730013835464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Q24]*[.S24]" office:value-type="float" office:value="35915" calcext:value-type="float">
            <text:p>35915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9/09/2019 - 10:13:08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395" calcext:value-type="float">
            <text:p>395</text:p>
          </table:table-cell>
          <table:table-cell office:value-type="float" office:value="250" calcext:value-type="float">
            <text:p>250</text:p>
          </table:table-cell>
          <table:table-cell office:value-type="float" office:value="145" calcext:value-type="float">
            <text:p>145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9.956076" calcext:value-type="float">
            <text:p>9.956076</text:p>
          </table:table-cell>
          <table:table-cell office:value-type="float" office:value="10.8028389153141" calcext:value-type="float">
            <text:p>10.8028389153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29/09/2019 - 10:13:08</text:p>
          </table:table-cell>
          <table:table-cell office:value-type="float" office:value="88.8959390862944" calcext:value-type="float">
            <text:p>88.8959390862944</text:p>
          </table:table-cell>
          <table:table-cell office:value-type="float" office:value="2.06292723772985" calcext:value-type="float">
            <text:p>2.06292723772985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[.Q25]*[.S25]" office:value-type="float" office:value="35025" calcext:value-type="float">
            <text:p>35025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5 etx</text:p>
          </table:table-cell>
          <table:table-cell table:formula="of:=AVERAGE([.I2:.I4])" office:value-type="float" office:value="97.6053120849933" calcext:value-type="float">
            <text:p>97.6053120849933</text:p>
          </table:table-cell>
          <table:table-cell table:formula="of:=STDEV([.I2:.I4])" office:value-type="float" office:value="0.697420723578843" calcext:value-type="float">
            <text:p>0.697420723578843</text:p>
          </table:table-cell>
          <table:table-cell table:style-name="ce3" table:formula="of:=CONFIDENCE(0.05;[.F32];3)" office:value-type="float" office:value="0.7891913414509" calcext:value-type="float">
            <text:p>0.7891913414509</text:p>
          </table:table-cell>
          <table:table-cell table:formula="of:=AVERAGE([.H2:.H4])" office:value-type="float" office:value="2.13246657259961" calcext:value-type="float">
            <text:p>2.13246657259961</text:p>
          </table:table-cell>
          <table:table-cell table:formula="of:=STDEV([.H2:.H4])" office:value-type="float" office:value="0.0835973626916458" calcext:value-type="float">
            <text:p>0.083597362691646</text:p>
          </table:table-cell>
          <table:table-cell table:style-name="ce3" table:formula="of:=CONFIDENCE(0.05;[.I32];3)" office:value-type="float" office:value="0.0945975830282579" calcext:value-type="float">
            <text:p>0.094597583028258</text:p>
          </table:table-cell>
          <table:table-cell table:formula="of:=AVERAGE([.Q2:.Q4])" office:value-type="float" office:value="55.3161441378177" calcext:value-type="float">
            <text:p>55.3161441378177</text:p>
          </table:table-cell>
          <table:table-cell table:formula="of:=AVERAGE([.U2:.U4])" office:value-type="float" office:value="28802.1666666667" calcext:value-type="float">
            <text:p>28802.1666666667</text:p>
          </table:table-cell>
          <table:table-cell table:formula="of:=STDEV([.Q2:.Q4])" office:value-type="float" office:value="0.295485693817737" calcext:value-type="float">
            <text:p>0.295485693817737</text:p>
          </table:table-cell>
          <table:table-cell table:style-name="ce3" table:formula="of:=CONFIDENCE(0.05;[.M32];3)" office:value-type="float" office:value="0.334367395747751" calcext:value-type="float">
            <text:p>0.33436739574775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" office:value-type="string" calcext:value-type="string">
            <text:p>3 prr</text:p>
          </table:table-cell>
          <table:table-cell table:formula="of:=AVERAGE([.I6:.I8])" office:value-type="float" office:value="84.8" calcext:value-type="float">
            <text:p>84.8</text:p>
          </table:table-cell>
          <table:table-cell table:formula="of:=STDEV([.I6:.I8])" office:value-type="float" office:value="0.799999999999997" calcext:value-type="float">
            <text:p>0.799999999999997</text:p>
          </table:table-cell>
          <table:table-cell table:style-name="ce3" table:formula="of:=CONFIDENCE(0.05;[.F33];3)" office:value-type="float" office:value="0.905268587260934" calcext:value-type="float">
            <text:p>0.905268587260934</text:p>
          </table:table-cell>
          <table:table-cell table:formula="of:=AVERAGE([.H6:.H8])" office:value-type="float" office:value="3.39638385772225" calcext:value-type="float">
            <text:p>3.39638385772225</text:p>
          </table:table-cell>
          <table:table-cell table:formula="of:=STDEV([.H6:.H8])" office:value-type="float" office:value="0.0279323725969984" calcext:value-type="float">
            <text:p>0.027932372596998</text:p>
          </table:table-cell>
          <table:table-cell table:style-name="ce3" table:formula="of:=CONFIDENCE(0.05;[.I33];3)" office:value-type="float" office:value="0.0316078743496636" calcext:value-type="float">
            <text:p>0.031607874349664</text:p>
          </table:table-cell>
          <table:table-cell table:formula="of:=AVERAGE([.Q6:.Q8])" office:value-type="float" office:value="52.5838856977638" calcext:value-type="float">
            <text:p>52.5838856977638</text:p>
          </table:table-cell>
          <table:table-cell table:formula="of:=AVERAGE([.U6:.U8])" office:value-type="float" office:value="37807.6666666667" calcext:value-type="float">
            <text:p>37807.6666666667</text:p>
          </table:table-cell>
          <table:table-cell table:formula="of:=STDEV([.Q6:.Q8])" office:value-type="float" office:value="0.113099467894799" calcext:value-type="float">
            <text:p>0.113099467894799</text:p>
          </table:table-cell>
          <table:table-cell table:style-name="ce3" table:formula="of:=CONFIDENCE(0.05;[.M33];3)" office:value-type="float" office:value="0.12798174440136" calcext:value-type="float">
            <text:p>0.1279817444013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8 lqm3 c cd</text:p>
          </table:table-cell>
          <table:table-cell table:formula="of:=AVERAGE([.I13];[.I16];[.I18])" office:value-type="float" office:value="98.5333333333334" calcext:value-type="float">
            <text:p>98.5333333333334</text:p>
          </table:table-cell>
          <table:table-cell table:formula="of:=STDEV([.I13];[.I16];[.I18])" office:value-type="float" office:value="2.54034118443436" calcext:value-type="float">
            <text:p>2.54034118443436</text:p>
          </table:table-cell>
          <table:table-cell table:style-name="ce3" table:formula="of:=CONFIDENCE(0.05;[.F34];3)" office:value-type="float" office:value="2.87461384399208" calcext:value-type="float">
            <text:p>2.87461384399208</text:p>
          </table:table-cell>
          <table:table-cell table:formula="of:=AVERAGE([.H13];[.H16];[.H18])" office:value-type="float" office:value="1.40822315202232" calcext:value-type="float">
            <text:p>1.40822315202232</text:p>
          </table:table-cell>
          <table:table-cell table:formula="of:=STDEV([.H13];[.H16];[.H18])" office:value-type="float" office:value="0.132082953906443" calcext:value-type="float">
            <text:p>0.132082953906443</text:p>
          </table:table-cell>
          <table:table-cell table:style-name="ce3" table:formula="of:=CONFIDENCE(0.05;[.I34];3)" office:value-type="float" office:value="0.149463186355169" calcext:value-type="float">
            <text:p>0.149463186355169</text:p>
          </table:table-cell>
          <table:table-cell table:formula="of:=AVERAGE([.Q13];[.Q16];[.Q18])" office:value-type="float" office:value="71.5297178757063" calcext:value-type="float">
            <text:p>71.5297178757063</text:p>
          </table:table-cell>
          <table:table-cell table:formula="of:=AVERAGE([.U13];[.U16];[.U18])" office:value-type="float" office:value="24657.75" calcext:value-type="float">
            <text:p>24657.75</text:p>
          </table:table-cell>
          <table:table-cell table:formula="of:=STDEV([.Q13];[.Q16];[.Q18])" office:value-type="float" office:value="2.84788508897788" calcext:value-type="float">
            <text:p>2.84788508897788</text:p>
          </table:table-cell>
          <table:table-cell table:style-name="ce3" table:formula="of:=CONFIDENCE(0.05;[.M34];3)" office:value-type="float" office:value="3.2226261389756" calcext:value-type="float">
            <text:p>3.2226261389756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" office:value-type="string" calcext:value-type="string">
            <text:p>8 lqm3 s cd</text:p>
          </table:table-cell>
          <table:table-cell table:formula="of:=AVERAGE([.I19:.I20];[.I22])" office:value-type="float" office:value="99.201593625498" calcext:value-type="float">
            <text:p>99.201593625498</text:p>
          </table:table-cell>
          <table:table-cell table:formula="of:=STDEV([.I19:.I20];[.I22])" office:value-type="float" office:value="0.400799188923117" calcext:value-type="float">
            <text:p>0.400799188923117</text:p>
          </table:table-cell>
          <table:table-cell table:style-name="ce3" table:formula="of:=CONFIDENCE(0.05;[.F35];3)" office:value-type="float" office:value="0.453538644414707" calcext:value-type="float">
            <text:p>0.453538644414707</text:p>
          </table:table-cell>
          <table:table-cell table:formula="of:=AVERAGE([.H19];[.H20];[.H22])" office:value-type="float" office:value="1.53898003891409" calcext:value-type="float">
            <text:p>1.53898003891409</text:p>
          </table:table-cell>
          <table:table-cell table:formula="of:=STDEV([.H19];[.H20];[.H22])" office:value-type="float" office:value="0.0584630707877272" calcext:value-type="float">
            <text:p>0.058463070787727</text:p>
          </table:table-cell>
          <table:table-cell table:style-name="ce3" table:formula="of:=CONFIDENCE(0.05;[.I35];3)" office:value-type="float" office:value="0.0661559768736772" calcext:value-type="float">
            <text:p>0.066155976873677</text:p>
          </table:table-cell>
          <table:table-cell table:formula="of:=AVERAGE([.Q19];[.Q20];[.Q22])" office:value-type="float" office:value="73.1837852014197" calcext:value-type="float">
            <text:p>73.1837852014197</text:p>
          </table:table-cell>
          <table:table-cell table:formula="of:=AVERAGE([.U19];[.U20];[.U22])" office:value-type="float" office:value="27931.8333333333" calcext:value-type="float">
            <text:p>27931.8333333333</text:p>
          </table:table-cell>
          <table:table-cell table:formula="of:=STDEV([.Q19];[.Q20];[.Q22])" office:value-type="float" office:value="0.00241552675179224" calcext:value-type="float">
            <text:p>0.002415526751792</text:p>
          </table:table-cell>
          <table:table-cell table:style-name="ce3" table:formula="of:=CONFIDENCE(0.05;[.M35];3)" office:value-type="float" office:value="0.00273337561262759" calcext:value-type="float">
            <text:p>0.00273337561262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1 max gain</text:p>
          </table:table-cell>
          <table:table-cell table:formula="of:=AVERAGE([.I23:.I25])" office:value-type="float" office:value="99.33598937583" calcext:value-type="float">
            <text:p>99.33598937583</text:p>
          </table:table-cell>
          <table:table-cell table:formula="of:=STDEV([.I23:.I25])" office:value-type="float" office:value="0.608575789502783" calcext:value-type="float">
            <text:p>0.608575789502783</text:p>
          </table:table-cell>
          <table:table-cell table:style-name="ce3" table:formula="of:=CONFIDENCE(0.05;[.F36];3)" office:value-type="float" office:value="0.688655681505493" calcext:value-type="float">
            <text:p>0.688655681505493</text:p>
          </table:table-cell>
          <table:table-cell table:formula="of:=AVERAGE([.H23:.H25])" office:value-type="float" office:value="1.61854493241784" calcext:value-type="float">
            <text:p>1.61854493241784</text:p>
          </table:table-cell>
          <table:table-cell table:formula="of:=STDEV([.H23:.H25])" office:value-type="float" office:value="0.0337175585320076" calcext:value-type="float">
            <text:p>0.033717558532008</text:p>
          </table:table-cell>
          <table:table-cell table:style-name="ce3" table:formula="of:=CONFIDENCE(0.05;[.I36];3)" office:value-type="float" office:value="0.0381543082226981" calcext:value-type="float">
            <text:p>0.038154308222698</text:p>
          </table:table-cell>
          <table:table-cell table:formula="of:=AVERAGE([.Q23:.Q25])" office:value-type="float" office:value="88.8979879139004" calcext:value-type="float">
            <text:p>88.8979879139004</text:p>
          </table:table-cell>
          <table:table-cell table:formula="of:=AVERAGE([.U24:.U26])" office:value-type="float" office:value="35470" calcext:value-type="float">
            <text:p>35470</text:p>
          </table:table-cell>
          <table:table-cell table:formula="of:=STDEV([.Q23:.Q25])" office:value-type="float" office:value="0.00184275703960177" calcext:value-type="float">
            <text:p>0.001842757039602</text:p>
          </table:table-cell>
          <table:table-cell table:style-name="ce3" table:formula="of:=CONFIDENCE(0.05;[.M36];3)" office:value-type="float" office:value="0.0020852375773818" calcext:value-type="float">
            <text:p>0.00208523757738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formula="of:=[.E35]/[.E32]" office:value-type="float" office:value="1.01635445352723" calcext:value-type="float">
            <text:p>1.01635445352723</text:p>
          </table:table-cell>
          <table:table-cell table:number-columns-repeated="2"/>
          <table:table-cell table:formula="of:=1-([.H35]/[.H33])" office:value-type="float" office:value="0.546876883360824" calcext:value-type="float">
            <text:p>0.546876883360824</text:p>
          </table:table-cell>
          <table:table-cell table:number-columns-repeated="3"/>
          <table:table-cell table:formula="of:=1-([.L34]/[.L32])" office:value-type="float" office:value="0.143892531233182" calcext:value-type="float">
            <text:p>0.14389253123318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[.E35]-[.E34]" office:value-type="float" office:value="0.668260292164646" calcext:value-type="float">
            <text:p>0.668260292164646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4" loext:min-decimal-places="14" number:min-integer-digits="1"/>
    </number:number-style>
    <number:number-style style:name="N137">
      <number:number number:decimal-places="15" loext:min-decimal-places="15" number:min-integer-digits="1"/>
    </number:number-style>
    <number:number-style style:name="N138">
      <number:number number:decimal-places="16" loext:min-decimal-places="16" number:min-integer-digits="1"/>
    </number:number-style>
    <number:number-style style:name="N139">
      <number:number number:decimal-places="17" loext:min-decimal-places="17" number:min-integer-digits="1"/>
    </number:number-style>
    <number:number-style style:name="N140">
      <number:number number:decimal-places="18" loext:min-decimal-places="18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7" loext:min-decimal-places="7" number:min-integer-digits="1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5" loext:min-decimal-places="5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3" loext:min-decimal-places="3"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2:00:16.7999164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8T14:14:14.642909252</dc:date>
    <meta:editing-duration>P1DT2H3M3S</meta:editing-duration>
    <meta:editing-cycles>5</meta:editing-cycles>
    <meta:generator>LibreOffice/6.1.5.2$Linux_X86_64 LibreOffice_project/10$Build-2</meta:generator>
    <meta:document-statistic meta:table-count="1" meta:cell-count="593" meta:object-count="0"/>
  </office:meta>
</office:document-meta>
</file>